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paragraph-rsid="0008871b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8871b" officeooo:paragraph-rsid="0008871b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Times New Roman" officeooo:rsid="00088baa" officeooo:paragraph-rsid="00088baa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088baa" officeooo:paragraph-rsid="00088baa" style:font-weight-asian="bold" style:font-weight-complex="bold"/>
    </style:style>
    <style:style style:name="T1" style:family="text">
      <style:text-properties officeooo:rsid="0008871b"/>
    </style:style>
    <style:style style:name="T2" style:family="text">
      <style:text-properties officeooo:rsid="00088b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<text:span text:style-name="T1">ejercito español </text:span>desea diseñar un <text:span text:style-name="T2">software</text:span> para llevar <text:span text:style-name="T1">el control</text:span> de los soldados que realizan el servicio militar. </text:p>
      <text:p text:style-name="P1"/>
      <text:p text:style-name="P2"><text:span text:style-name="T1">Para ello, a especificado los siguientes requisitos</text:span> a tener en cuenta:</text:p>
      <text:p text:style-name="P2"/>
      <text:list xml:id="list1616064007" text:style-name="L1">
        <text:list-item>
          <text:p text:style-name="P3">Un soldado se define por su código de soldado (único), <text:span text:style-name="T1">DNI, </text:span>nombre, apellidos, <text:span text:style-name="T1">dirección y</text:span> graduación.</text:p>
          <text:p text:style-name="P3"/>
        </text:list-item>
        <text:list-item>
          <text:p text:style-name="P3">Existen varios cuarteles, cada uno se define por su código de cuartel, nombre y ubicación.</text:p>
          <text:p text:style-name="P3"/>
        </text:list-item>
        <text:list-item>
          <text:p text:style-name="P3">Hay que tener en cuenta que existen diferentes Cuerpos del Ejército (Infantería, Artillería, Armada ....), y cada uno se define por un código de Cuerpo y denominación.</text:p>
          <text:p text:style-name="P3"/>
        </text:list-item>
        <text:list-item>
          <text:p text:style-name="P3">Los soldados están agrupados en compañías, siendo significativa para cada una de éstas, el número de compañía y la actividad principal que realiza.</text:p>
          <text:p text:style-name="P3"/>
        </text:list-item>
        <text:list-item>
          <text:p text:style-name="P3">Se desea controlar los servicios que realizan los soldados (guardias, imaginarias, cuarteleros, ...), y se definen por el código de servicio y descripción.</text:p>
        </text:list-item>
      </text:list>
      <text:p text:style-name="P1"/>
      <text:p text:style-name="P1">Consideraciones de diseño:</text:p>
      <text:p text:style-name="P1"/>
      <text:list xml:id="list1432011253" text:style-name="L2">
        <text:list-item>
          <text:p text:style-name="P4">Un soldado pertenece a un único cuerpo y a una única compañía, durante todo el servicio militar. A una compañía pueden pertenecer soldados de diferentes cuerpos, no habiendo relación directa entre compañías y cuerpos.</text:p>
          <text:p text:style-name="P4"/>
        </text:list-item>
        <text:list-item>
          <text:p text:style-name="P4">Los soldados de una misma compañía pueden estar destinados en diferentes cuarteles, es decir, una compañía puede estar ubicada en varios cuarteles, y en un cuartel puede haber varias compañías. Eso si, un soldado sólo esta en un cuartel.</text:p>
          <text:p text:style-name="P4"/>
        </text:list-item>
        <text:list-item>
          <text:p text:style-name="P4">Un soldado realiza varios servicios a lo largo de la milicia. Un mismo servicio puede ser realizado por más de un soldado (con independencia de la compañía), siendo significativa la fecha de realización.</text:p>
          <text:p text:style-name="P4"/>
        </text:list-item>
        <text:list-item>
          <text:p text:style-name="P6">Una compañía tiene asignado un único coronel.</text:p>
        </text:list-item>
      </text:list>
      <text:p text:style-name="P1"/>
      <text:p text:style-name="P1"><text:tab/></text:p>
      <text:p text:style-name="P1"/>
      <text:p text:style-name="P5">Además se desea poder mostrar la información personal de cada soldado <text:span text:style-name="T2">así como la información de los cuarteles y</text:span> añadir compañías.</text:p>
      <text:p text:style-name="P5"/>
      <text:p text:style-name="P7">Diseña el diagrama de cl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08:53:45.259205548</meta:creation-date>
    <dc:date>2022-03-11T09:09:08.418717998</dc:date>
    <meta:editing-duration>PT4M23S</meta:editing-duration>
    <meta:editing-cycles>1</meta:editing-cycles>
    <meta:document-statistic meta:table-count="0" meta:image-count="0" meta:object-count="0" meta:page-count="1" meta:paragraph-count="22" meta:word-count="292" meta:character-count="1753" meta:non-whitespace-character-count="1489"/>
    <meta:generator>LibreOffice/6.2.8.2$Linux_X86_64 LibreOffice_project/20$Build-2</meta:generator>
  </office:meta>
</office:document-meta>
</file>